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ma1_meas_cout.mt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ama1 test cou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0b0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4"/>
        </table:table-row>
        <table:table-row table:style-name="ro1">
          <table:table-cell office:value-type="float" office:value="0.000000000006177" calcext:value-type="float">
            <text:p>6.177E-12</text:p>
          </table:table-cell>
          <table:table-cell office:value-type="float" office:value="0.000000000004593" calcext:value-type="float">
            <text:p>4.593E-12</text:p>
          </table:table-cell>
          <table:table-cell office:value-type="float" office:value="0.000000000006897" calcext:value-type="float">
            <text:p>6.897E-12</text:p>
          </table:table-cell>
          <table:table-cell office:value-type="float" office:value="0.000000000004952" calcext:value-type="float">
            <text:p>4.952E-12</text:p>
          </table:table-cell>
          <table:table-cell office:value-type="float" office:value="0.000000000007928" calcext:value-type="float">
            <text:p>7.928E-12</text:p>
          </table:table-cell>
          <table:table-cell office:value-type="float" office:value="0.000000000005613" calcext:value-type="float">
            <text:p>5.613E-12</text:p>
          </table:table-cell>
          <table:table-cell office:value-type="float" office:value="0.000000000008072" calcext:value-type="float">
            <text:p>8.072E-12</text:p>
          </table:table-cell>
          <table:table-cell office:value-type="float" office:value="0.000000000007036" calcext:value-type="float">
            <text:p>7.036E-12</text:p>
          </table:table-cell>
          <table:table-cell office:value-type="float" office:value="0.00000000000757" calcext:value-type="float">
            <text:p>7.57E-12</text:p>
          </table:table-cell>
          <table:table-cell office:value-type="float" office:value="0.000000000007345" calcext:value-type="float">
            <text:p>7.345E-12</text:p>
          </table:table-cell>
          <table:table-cell office:value-type="float" office:value="-0.00000000000001355" calcext:value-type="float">
            <text:p>-1.355E-14</text:p>
          </table:table-cell>
          <table:table-cell office:value-type="float" office:value="-0.00000000000001143" calcext:value-type="float">
            <text:p>-1.143E-14</text:p>
          </table:table-cell>
          <table:table-cell office:value-type="float" office:value="-0.00000000000001094" calcext:value-type="float">
            <text:p>-1.094E-1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ma1 test su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hl_0b0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tplh_0b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4"/>
        </table:table-row>
        <table:table-row table:style-name="ro1">
          <table:table-cell office:value-type="float" office:value="0.000000000007648" calcext:value-type="float">
            <text:p>7.648E-12</text:p>
          </table:table-cell>
          <table:table-cell office:value-type="float" office:value="0.000000000006356" calcext:value-type="float">
            <text:p>6.356E-12</text:p>
          </table:table-cell>
          <table:table-cell office:value-type="float" office:value="0.000000000008133" calcext:value-type="float">
            <text:p>8.133E-12</text:p>
          </table:table-cell>
          <table:table-cell office:value-type="float" office:value="0.000000000005782" calcext:value-type="float">
            <text:p>5.782E-12</text:p>
          </table:table-cell>
          <table:table-cell office:value-type="float" office:value="0.000000000009454" calcext:value-type="float">
            <text:p>9.454E-12</text:p>
          </table:table-cell>
          <table:table-cell office:value-type="float" office:value="0.000000000006934" calcext:value-type="float">
            <text:p>6.934E-12</text:p>
          </table:table-cell>
          <table:table-cell office:value-type="float" office:value="0.000000000009233" calcext:value-type="float">
            <text:p>9.233E-12</text:p>
          </table:table-cell>
          <table:table-cell office:value-type="float" office:value="0.000000000008392" calcext:value-type="float">
            <text:p>8.392E-12</text:p>
          </table:table-cell>
          <table:table-cell office:value-type="float" office:value="0.000000000008714" calcext:value-type="float">
            <text:p>8.714E-12</text:p>
          </table:table-cell>
          <table:table-cell office:value-type="float" office:value="0.000000000008542" calcext:value-type="float">
            <text:p>8.542E-12</text:p>
          </table:table-cell>
          <table:table-cell office:value-type="float" office:value="-0.00000000000001344" calcext:value-type="float">
            <text:p>-1.344E-14</text:p>
          </table:table-cell>
          <table:table-cell office:value-type="float" office:value="-0.00000000000001131" calcext:value-type="float">
            <text:p>-1.131E-14</text:p>
          </table:table-cell>
          <table:table-cell office:value-type="float" office:value="-0.00000000000001069" calcext:value-type="float">
            <text:p>-1.069E-1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ma2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a00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hl_a00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6"/>
        </table:table-row>
        <table:table-row table:style-name="ro1">
          <table:table-cell office:value-type="float" office:value="0.000000000004902" calcext:value-type="float">
            <text:p>4.902E-12</text:p>
          </table:table-cell>
          <table:table-cell office:value-type="float" office:value="0.000000000002611" calcext:value-type="float">
            <text:p>2.611E-12</text:p>
          </table:table-cell>
          <table:table-cell office:value-type="float" office:value="0.000000000004494" calcext:value-type="float">
            <text:p>4.494E-12</text:p>
          </table:table-cell>
          <table:table-cell office:value-type="float" office:value="0.0000000000021" calcext:value-type="float">
            <text:p>2.1E-12</text:p>
          </table:table-cell>
          <table:table-cell office:value-type="float" office:value="0.00000000000486" calcext:value-type="float">
            <text:p>4.86E-12</text:p>
          </table:table-cell>
          <table:table-cell office:value-type="float" office:value="0.000000000004948" calcext:value-type="float">
            <text:p>4.948E-12</text:p>
          </table:table-cell>
          <table:table-cell office:value-type="float" office:value="0.000000000004908" calcext:value-type="float">
            <text:p>4.908E-12</text:p>
          </table:table-cell>
          <table:table-cell office:value-type="float" office:value="0.000000000004291" calcext:value-type="float">
            <text:p>4.291E-12</text:p>
          </table:table-cell>
          <table:table-cell office:value-type="float" office:value="-0.00000000000001438" calcext:value-type="float">
            <text:p>-1.438E-14</text:p>
          </table:table-cell>
          <table:table-cell office:value-type="float" office:value="-7.54E-015" calcext:value-type="float">
            <text:p>-7.54E-15</text:p>
          </table:table-cell>
          <table:table-cell office:value-type="float" office:value="-7.39E-015" calcext:value-type="float">
            <text:p>-7.39E-15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ma2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0c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lh_11c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11c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hl_00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4"/>
        </table:table-row>
        <table:table-row table:style-name="ro1">
          <table:table-cell office:value-type="float" office:value="0.000000000005438" calcext:value-type="float">
            <text:p>5.438E-12</text:p>
          </table:table-cell>
          <table:table-cell office:value-type="float" office:value="0.000000000007246" calcext:value-type="float">
            <text:p>7.246E-12</text:p>
          </table:table-cell>
          <table:table-cell office:value-type="float" office:value="0.000000000008272" calcext:value-type="float">
            <text:p>8.272E-12</text:p>
          </table:table-cell>
          <table:table-cell office:value-type="float" office:value="0.000000000007668" calcext:value-type="float">
            <text:p>7.668E-12</text:p>
          </table:table-cell>
          <table:table-cell office:value-type="float" office:value="0.000000000005021" calcext:value-type="float">
            <text:p>5.021E-12</text:p>
          </table:table-cell>
          <table:table-cell office:value-type="float" office:value="0.000000000008724" calcext:value-type="float">
            <text:p>8.724E-12</text:p>
          </table:table-cell>
          <table:table-cell office:value-type="float" office:value="0.000000000004745" calcext:value-type="float">
            <text:p>4.745E-12</text:p>
          </table:table-cell>
          <table:table-cell office:value-type="float" office:value="0.000000000007222" calcext:value-type="float">
            <text:p>7.222E-12</text:p>
          </table:table-cell>
          <table:table-cell office:value-type="float" office:value="0.000000000005111" calcext:value-type="float">
            <text:p>5.111E-12</text:p>
          </table:table-cell>
          <table:table-cell office:value-type="float" office:value="0.000000000005098" calcext:value-type="float">
            <text:p>5.098E-12</text:p>
          </table:table-cell>
          <table:table-cell office:value-type="float" office:value="-0.00000000000001287" calcext:value-type="float">
            <text:p>-1.287E-14</text:p>
          </table:table-cell>
          <table:table-cell office:value-type="float" office:value="-7.171E-015" calcext:value-type="float">
            <text:p>-7.171E-15</text:p>
          </table:table-cell>
          <table:table-cell office:value-type="float" office:value="-7.035E-015" calcext:value-type="float">
            <text:p>-7.035E-1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xa2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7964" calcext:value-type="float">
            <text:p>7.964E-12</text:p>
          </table:table-cell>
          <table:table-cell office:value-type="float" office:value="0.000000000009178" calcext:value-type="float">
            <text:p>9.178E-12</text:p>
          </table:table-cell>
          <table:table-cell office:value-type="float" office:value="0.000000000007785" calcext:value-type="float">
            <text:p>7.785E-12</text:p>
          </table:table-cell>
          <table:table-cell office:value-type="float" office:value="0.000000000009846" calcext:value-type="float">
            <text:p>9.846E-12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0.000000000003072" calcext:value-type="float">
            <text:p>3.072E-12</text:p>
          </table:table-cell>
          <table:table-cell office:value-type="float" office:value="0.0000000000573" calcext:value-type="float">
            <text:p>5.73E-11</text:p>
          </table:table-cell>
          <table:table-cell office:value-type="float" office:value="0.000000000009926" calcext:value-type="float">
            <text:p>9.926E-12</text:p>
          </table:table-cell>
          <table:table-cell office:value-type="float" office:value="0.00000000005764" calcext:value-type="float">
            <text:p>5.764E-11</text:p>
          </table:table-cell>
          <table:table-cell office:value-type="float" office:value="0.00000000001029" calcext:value-type="float">
            <text:p>1.029E-11</text:p>
          </table:table-cell>
          <table:table-cell office:value-type="float" office:value="0.00000000000277" calcext:value-type="float">
            <text:p>2.77E-12</text:p>
          </table:table-cell>
          <table:table-cell office:value-type="float" office:value="0.000000000003407" calcext:value-type="float">
            <text:p>3.407E-12</text:p>
          </table:table-cell>
          <table:table-cell office:value-type="float" office:value="-0.00000000000001691" calcext:value-type="float">
            <text:p>-1.691E-14</text:p>
          </table:table-cell>
          <table:table-cell office:value-type="float" office:value="-1.68E-015" calcext:value-type="float">
            <text:p>-1.68E-15</text:p>
          </table:table-cell>
          <table:table-cell office:value-type="float" office:value="-0.00000000000005342" calcext:value-type="float">
            <text:p>-5.342E-14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xa2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hl_0b0</text:p>
          </table:table-cell>
          <table:table-cell office:value-type="string" calcext:value-type="string">
            <text:p>tphl_a0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lh_0b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lh_a0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8"/>
        </table:table-row>
        <table:table-row table:style-name="ro1">
          <table:table-cell office:value-type="float" office:value="0.000000000004312" calcext:value-type="float">
            <text:p>4.312E-12</text:p>
          </table:table-cell>
          <table:table-cell office:value-type="float" office:value="0.00000000000529" calcext:value-type="float">
            <text:p>5.29E-12</text:p>
          </table:table-cell>
          <table:table-cell office:value-type="float" office:value="0.000000000002848" calcext:value-type="float">
            <text:p>2.848E-12</text:p>
          </table:table-cell>
          <table:table-cell office:value-type="float" office:value="0.000000000002902" calcext:value-type="float">
            <text:p>2.902E-12</text:p>
          </table:table-cell>
          <table:table-cell office:value-type="float" office:value="0.000000000005017" calcext:value-type="float">
            <text:p>5.017E-12</text:p>
          </table:table-cell>
          <table:table-cell office:value-type="float" office:value="0.000000000005607" calcext:value-type="float">
            <text:p>5.607E-12</text:p>
          </table:table-cell>
          <table:table-cell office:value-type="float" office:value="0.000000000002469" calcext:value-type="float">
            <text:p>2.469E-12</text:p>
          </table:table-cell>
          <table:table-cell office:value-type="float" office:value="0.000000000002348" calcext:value-type="float">
            <text:p>2.348E-12</text:p>
          </table:table-cell>
          <table:table-cell office:value-type="float" office:value="0.000000000004471" calcext:value-type="float">
            <text:p>4.471E-12</text:p>
          </table:table-cell>
          <table:table-cell office:value-type="float" office:value="0.000000000002209" calcext:value-type="float">
            <text:p>2.209E-12</text:p>
          </table:table-cell>
          <table:table-cell office:value-type="float" office:value="0.000000000002753" calcext:value-type="float">
            <text:p>2.753E-12</text:p>
          </table:table-cell>
          <table:table-cell office:value-type="float" office:value="0.000000000005065" calcext:value-type="float">
            <text:p>5.065E-12</text:p>
          </table:table-cell>
          <table:table-cell office:value-type="float" office:value="0.000000000005422" calcext:value-type="float">
            <text:p>5.422E-12</text:p>
          </table:table-cell>
          <table:table-cell office:value-type="float" office:value="0.000000000003447" calcext:value-type="float">
            <text:p>3.447E-12</text:p>
          </table:table-cell>
          <table:table-cell office:value-type="float" office:value="0.000000000004888" calcext:value-type="float">
            <text:p>4.888E-12</text:p>
          </table:table-cell>
          <table:table-cell office:value-type="float" office:value="0.000000000005267" calcext:value-type="float">
            <text:p>5.267E-12</text:p>
          </table:table-cell>
          <table:table-cell office:value-type="float" office:value="-0.0000000000000231" calcext:value-type="float">
            <text:p>-2.31E-14</text:p>
          </table:table-cell>
          <table:table-cell office:value-type="float" office:value="-3.296E-015" calcext:value-type="float">
            <text:p>-3.296E-15</text:p>
          </table:table-cell>
          <table:table-cell office:value-type="float" office:value="-0.000000000000056" calcext:value-type="float">
            <text:p>-5.6E-14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xa3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6312" calcext:value-type="float">
            <text:p>6.312E-12</text:p>
          </table:table-cell>
          <table:table-cell office:value-type="float" office:value="0.000000000008358" calcext:value-type="float">
            <text:p>8.358E-12</text:p>
          </table:table-cell>
          <table:table-cell office:value-type="float" office:value="0.000000000006644" calcext:value-type="float">
            <text:p>6.644E-12</text:p>
          </table:table-cell>
          <table:table-cell office:value-type="float" office:value="0.000000000007901" calcext:value-type="float">
            <text:p>7.901E-12</text:p>
          </table:table-cell>
          <table:table-cell office:value-type="float" office:value="0.000000000003214" calcext:value-type="float">
            <text:p>3.214E-12</text:p>
          </table:table-cell>
          <table:table-cell office:value-type="float" office:value="0.000000000002386" calcext:value-type="float">
            <text:p>2.386E-12</text:p>
          </table:table-cell>
          <table:table-cell office:value-type="float" office:value="0.00000000003983" calcext:value-type="float">
            <text:p>3.983E-11</text:p>
          </table:table-cell>
          <table:table-cell office:value-type="float" office:value="0.000000000007295" calcext:value-type="float">
            <text:p>7.295E-12</text:p>
          </table:table-cell>
          <table:table-cell office:value-type="float" office:value="0.00000000004049" calcext:value-type="float">
            <text:p>4.049E-11</text:p>
          </table:table-cell>
          <table:table-cell office:value-type="float" office:value="0.000000000006673" calcext:value-type="float">
            <text:p>6.673E-12</text:p>
          </table:table-cell>
          <table:table-cell office:value-type="float" office:value="0.000000000003304" calcext:value-type="float">
            <text:p>3.304E-12</text:p>
          </table:table-cell>
          <table:table-cell office:value-type="float" office:value="0.000000000002708" calcext:value-type="float">
            <text:p>2.708E-12</text:p>
          </table:table-cell>
          <table:table-cell office:value-type="float" office:value="-0.00000000000001803" calcext:value-type="float">
            <text:p>-1.803E-14</text:p>
          </table:table-cell>
          <table:table-cell office:value-type="float" office:value="-1.131E-015" calcext:value-type="float">
            <text:p>-1.131E-15</text:p>
          </table:table-cell>
          <table:table-cell office:value-type="float" office:value="-0.00000000000005162" calcext:value-type="float">
            <text:p>-5.162E-14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axa3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0c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lh_11c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11c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hl_0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2755" calcext:value-type="float">
            <text:p>2.755E-12</text:p>
          </table:table-cell>
          <table:table-cell office:value-type="float" office:value="0.00000000001023" calcext:value-type="float">
            <text:p>1.023E-11</text:p>
          </table:table-cell>
          <table:table-cell office:value-type="float" office:value="0.00000000003187" calcext:value-type="float">
            <text:p>3.187E-11</text:p>
          </table:table-cell>
          <table:table-cell office:value-type="float" office:value="0.000000000001407" calcext:value-type="float">
            <text:p>1.407E-12</text:p>
          </table:table-cell>
          <table:table-cell office:value-type="float" office:value="0.00000000002859" calcext:value-type="float">
            <text:p>2.859E-11</text:p>
          </table:table-cell>
          <table:table-cell office:value-type="float" office:value="0.00000000001026" calcext:value-type="float">
            <text:p>1.026E-11</text:p>
          </table:table-cell>
          <table:table-cell office:value-type="float" office:value="0.000000000007828" calcext:value-type="float">
            <text:p>7.828E-12</text:p>
          </table:table-cell>
          <table:table-cell office:value-type="float" office:value="0.000000000008489" calcext:value-type="float">
            <text:p>8.489E-12</text:p>
          </table:table-cell>
          <table:table-cell office:value-type="float" office:value="0.000000000004598" calcext:value-type="float">
            <text:p>4.598E-12</text:p>
          </table:table-cell>
          <table:table-cell office:value-type="float" office:value="0.000000000007733" calcext:value-type="float">
            <text:p>7.733E-12</text:p>
          </table:table-cell>
          <table:table-cell office:value-type="float" office:value="0.000000000006872" calcext:value-type="float">
            <text:p>6.872E-12</text:p>
          </table:table-cell>
          <table:table-cell office:value-type="float" office:value="0.000000000002721" calcext:value-type="float">
            <text:p>2.721E-12</text:p>
          </table:table-cell>
          <table:table-cell office:value-type="float" office:value="-0.00000000000001796" calcext:value-type="float">
            <text:p>-1.796E-14</text:p>
          </table:table-cell>
          <table:table-cell office:value-type="float" office:value="-1.1E-015" calcext:value-type="float">
            <text:p>-1.1E-15</text:p>
          </table:table-cell>
          <table:table-cell office:value-type="float" office:value="-0.00000000000004527" calcext:value-type="float">
            <text:p>-4.527E-14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exa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7327" calcext:value-type="float">
            <text:p>7.327E-12</text:p>
          </table:table-cell>
          <table:table-cell office:value-type="float" office:value="0.000000000009722" calcext:value-type="float">
            <text:p>9.722E-12</text:p>
          </table:table-cell>
          <table:table-cell office:value-type="float" office:value="0.000000000007598" calcext:value-type="float">
            <text:p>7.598E-12</text:p>
          </table:table-cell>
          <table:table-cell office:value-type="float" office:value="0.000000000009649" calcext:value-type="float">
            <text:p>9.649E-12</text:p>
          </table:table-cell>
          <table:table-cell office:value-type="float" office:value="0.000000000003458" calcext:value-type="float">
            <text:p>3.458E-12</text:p>
          </table:table-cell>
          <table:table-cell office:value-type="float" office:value="0.000000000004581" calcext:value-type="float">
            <text:p>4.581E-12</text:p>
          </table:table-cell>
          <table:table-cell office:value-type="float" office:value="0.00000000005173" calcext:value-type="float">
            <text:p>5.173E-11</text:p>
          </table:table-cell>
          <table:table-cell office:value-type="float" office:value="0.000000000007368" calcext:value-type="float">
            <text:p>7.368E-12</text:p>
          </table:table-cell>
          <table:table-cell office:value-type="float" office:value="0.00000000005256" calcext:value-type="float">
            <text:p>5.256E-11</text:p>
          </table:table-cell>
          <table:table-cell office:value-type="float" office:value="0.00000000000835" calcext:value-type="float">
            <text:p>8.35E-12</text:p>
          </table:table-cell>
          <table:table-cell office:value-type="float" office:value="0.000000000003453" calcext:value-type="float">
            <text:p>3.453E-12</text:p>
          </table:table-cell>
          <table:table-cell office:value-type="float" office:value="0.00000000000362" calcext:value-type="float">
            <text:p>3.62E-12</text:p>
          </table:table-cell>
          <table:table-cell office:value-type="float" office:value="-0.00000000000001774" calcext:value-type="float">
            <text:p>-1.774E-14</text:p>
          </table:table-cell>
          <table:table-cell office:value-type="float" office:value="-5.05E-015" calcext:value-type="float">
            <text:p>-5.05E-15</text:p>
          </table:table-cell>
          <table:table-cell office:value-type="float" office:value="-0.00000000000005399" calcext:value-type="float">
            <text:p>-5.399E-14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exa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0c</text:p>
          </table:table-cell>
          <table:table-cell office:value-type="string" calcext:value-type="string">
            <text:p>tphl_00c</text:p>
          </table:table-cell>
          <table:table-cell office:value-type="string" calcext:value-type="string">
            <text:p>tplh_0b0</text:p>
          </table:table-cell>
          <table:table-cell office:value-type="string" calcext:value-type="string">
            <text:p>tphl_0b0</text:p>
          </table:table-cell>
          <table:table-cell office:value-type="string" calcext:value-type="string">
            <text:p>tplh_a00</text:p>
          </table:table-cell>
          <table:table-cell office:value-type="string" calcext:value-type="string">
            <text:p>tphl_a0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1c</text:p>
          </table:table-cell>
          <table:table-cell office:value-type="string" calcext:value-type="string">
            <text:p>tphl_11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</table:table-row>
        <table:table-row table:style-name="ro1">
          <table:table-cell office:value-type="float" office:value="0.000000000002503" calcext:value-type="float">
            <text:p>2.503E-12</text:p>
          </table:table-cell>
          <table:table-cell office:value-type="float" office:value="0.000000000003038" calcext:value-type="float">
            <text:p>3.038E-12</text:p>
          </table:table-cell>
          <table:table-cell office:value-type="float" office:value="0.000000000009033" calcext:value-type="float">
            <text:p>9.033E-12</text:p>
          </table:table-cell>
          <table:table-cell office:value-type="float" office:value="0.000000000007646" calcext:value-type="float">
            <text:p>7.646E-12</text:p>
          </table:table-cell>
          <table:table-cell office:value-type="float" office:value="0.000000000008108" calcext:value-type="float">
            <text:p>8.108E-12</text:p>
          </table:table-cell>
          <table:table-cell office:value-type="float" office:value="0.000000000008172" calcext:value-type="float">
            <text:p>8.172E-12</text:p>
          </table:table-cell>
          <table:table-cell office:value-type="float" office:value="0.000000000008464" calcext:value-type="float">
            <text:p>8.464E-12</text:p>
          </table:table-cell>
          <table:table-cell office:value-type="float" office:value="0.000000000005856" calcext:value-type="float">
            <text:p>5.856E-12</text:p>
          </table:table-cell>
          <table:table-cell office:value-type="float" office:value="0.000000000005139" calcext:value-type="float">
            <text:p>5.139E-12</text:p>
          </table:table-cell>
          <table:table-cell office:value-type="float" office:value="0.000000000006007" calcext:value-type="float">
            <text:p>6.007E-12</text:p>
          </table:table-cell>
          <table:table-cell office:value-type="float" office:value="0.00000000000479" calcext:value-type="float">
            <text:p>4.79E-12</text:p>
          </table:table-cell>
          <table:table-cell office:value-type="float" office:value="0.000000000006212" calcext:value-type="float">
            <text:p>6.212E-12</text:p>
          </table:table-cell>
          <table:table-cell office:value-type="float" office:value="0.000000000007685" calcext:value-type="float">
            <text:p>7.685E-12</text:p>
          </table:table-cell>
          <table:table-cell office:value-type="float" office:value="0.000000000007353" calcext:value-type="float">
            <text:p>7.353E-12</text:p>
          </table:table-cell>
          <table:table-cell office:value-type="float" office:value="0.000000000004944" calcext:value-type="float">
            <text:p>4.944E-12</text:p>
          </table:table-cell>
          <table:table-cell office:value-type="float" office:value="0.000000000005942" calcext:value-type="float">
            <text:p>5.942E-12</text:p>
          </table:table-cell>
          <table:table-cell office:value-type="float" office:value="0.000000000004659" calcext:value-type="float">
            <text:p>4.659E-12</text:p>
          </table:table-cell>
          <table:table-cell office:value-type="float" office:value="0.000000000004191" calcext:value-type="float">
            <text:p>4.191E-12</text:p>
          </table:table-cell>
          <table:table-cell office:value-type="float" office:value="0.000000000006417" calcext:value-type="float">
            <text:p>6.417E-12</text:p>
          </table:table-cell>
          <table:table-cell office:value-type="float" office:value="0.000000000008042" calcext:value-type="float">
            <text:p>8.042E-12</text:p>
          </table:table-cell>
          <table:table-cell office:value-type="float" office:value="0.000000000006351" calcext:value-type="float">
            <text:p>6.351E-12</text:p>
          </table:table-cell>
          <table:table-cell office:value-type="float" office:value="0.000000000007238" calcext:value-type="float">
            <text:p>7.238E-12</text:p>
          </table:table-cell>
          <table:table-cell office:value-type="float" office:value="0.000000000000959" calcext:value-type="float">
            <text:p>9.59E-13</text:p>
          </table:table-cell>
          <table:table-cell office:value-type="float" office:value="0.00000000000472" calcext:value-type="float">
            <text:p>4.72E-12</text:p>
          </table:table-cell>
          <table:table-cell office:value-type="float" office:value="-0.00000000000003426" calcext:value-type="float">
            <text:p>-3.426E-14</text:p>
          </table:table-cell>
          <table:table-cell office:value-type="float" office:value="-8.277E-015" calcext:value-type="float">
            <text:p>-8.277E-15</text:p>
          </table:table-cell>
          <table:table-cell office:value-type="float" office:value="-0.00000000000007105" calcext:value-type="float">
            <text:p>-7.105E-1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mirror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7148" calcext:value-type="float">
            <text:p>7.148E-12</text:p>
          </table:table-cell>
          <table:table-cell office:value-type="float" office:value="0.000000000008252" calcext:value-type="float">
            <text:p>8.252E-12</text:p>
          </table:table-cell>
          <table:table-cell office:value-type="float" office:value="0.000000000007099" calcext:value-type="float">
            <text:p>7.099E-12</text:p>
          </table:table-cell>
          <table:table-cell office:value-type="float" office:value="0.000000000009244" calcext:value-type="float">
            <text:p>9.244E-12</text:p>
          </table:table-cell>
          <table:table-cell office:value-type="float" office:value="0.000000000007154" calcext:value-type="float">
            <text:p>7.154E-12</text:p>
          </table:table-cell>
          <table:table-cell office:value-type="float" office:value="0.000000000007657" calcext:value-type="float">
            <text:p>7.657E-12</text:p>
          </table:table-cell>
          <table:table-cell office:value-type="float" office:value="0.000000000007898" calcext:value-type="float">
            <text:p>7.898E-12</text:p>
          </table:table-cell>
          <table:table-cell office:value-type="float" office:value="0.000000000008034" calcext:value-type="float">
            <text:p>8.034E-12</text:p>
          </table:table-cell>
          <table:table-cell office:value-type="float" office:value="0.000000000007128" calcext:value-type="float">
            <text:p>7.128E-12</text:p>
          </table:table-cell>
          <table:table-cell office:value-type="float" office:value="0.000000000007802" calcext:value-type="float">
            <text:p>7.802E-12</text:p>
          </table:table-cell>
          <table:table-cell office:value-type="float" office:value="0.000000000007676" calcext:value-type="float">
            <text:p>7.676E-12</text:p>
          </table:table-cell>
          <table:table-cell office:value-type="float" office:value="0.000000000007791" calcext:value-type="float">
            <text:p>7.791E-12</text:p>
          </table:table-cell>
          <table:table-cell office:value-type="float" office:value="-0.0000000000000156" calcext:value-type="float">
            <text:p>-1.56E-14</text:p>
          </table:table-cell>
          <table:table-cell office:value-type="float" office:value="-0.00000000000001434" calcext:value-type="float">
            <text:p>-1.434E-14</text:p>
          </table:table-cell>
          <table:table-cell office:value-type="float" office:value="-0.00000000000001237" calcext:value-type="float">
            <text:p>-1.237E-14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mirror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0c</text:p>
          </table:table-cell>
          <table:table-cell office:value-type="string" calcext:value-type="string">
            <text:p>tphl_00c</text:p>
          </table:table-cell>
          <table:table-cell office:value-type="string" calcext:value-type="string">
            <text:p>tplh_0b0</text:p>
          </table:table-cell>
          <table:table-cell office:value-type="string" calcext:value-type="string">
            <text:p>tphl_0b0</text:p>
          </table:table-cell>
          <table:table-cell office:value-type="string" calcext:value-type="string">
            <text:p>tplh_a00</text:p>
          </table:table-cell>
          <table:table-cell office:value-type="string" calcext:value-type="string">
            <text:p>tphl_a0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lh_01c</text:p>
          </table:table-cell>
          <table:table-cell office:value-type="string" calcext:value-type="string">
            <text:p>tphl_01c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lh_a10</text:p>
          </table:table-cell>
          <table:table-cell office:value-type="string" calcext:value-type="string">
            <text:p>tphl_a10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lh_11c</text:p>
          </table:table-cell>
          <table:table-cell office:value-type="string" calcext:value-type="string">
            <text:p>tphl_11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</table:table-row>
        <table:table-row table:style-name="ro1">
          <table:table-cell office:value-type="float" office:value="0.000000000006098" calcext:value-type="float">
            <text:p>6.098E-12</text:p>
          </table:table-cell>
          <table:table-cell office:value-type="float" office:value="0.000000000009511" calcext:value-type="float">
            <text:p>9.511E-12</text:p>
          </table:table-cell>
          <table:table-cell office:value-type="float" office:value="0.000000000006266" calcext:value-type="float">
            <text:p>6.266E-12</text:p>
          </table:table-cell>
          <table:table-cell office:value-type="float" office:value="0.000000000009134" calcext:value-type="float">
            <text:p>9.134E-12</text:p>
          </table:table-cell>
          <table:table-cell office:value-type="float" office:value="0.000000000006649" calcext:value-type="float">
            <text:p>6.649E-12</text:p>
          </table:table-cell>
          <table:table-cell office:value-type="float" office:value="0.000000000009143" calcext:value-type="float">
            <text:p>9.143E-12</text:p>
          </table:table-cell>
          <table:table-cell office:value-type="float" office:value="0.00000000001136" calcext:value-type="float">
            <text:p>1.136E-11</text:p>
          </table:table-cell>
          <table:table-cell office:value-type="float" office:value="0.00000000001118" calcext:value-type="float">
            <text:p>1.118E-11</text:p>
          </table:table-cell>
          <table:table-cell office:value-type="float" office:value="0.00000000001208" calcext:value-type="float">
            <text:p>1.208E-11</text:p>
          </table:table-cell>
          <table:table-cell office:value-type="float" office:value="0.00000000001164" calcext:value-type="float">
            <text:p>1.164E-11</text:p>
          </table:table-cell>
          <table:table-cell office:value-type="float" office:value="0.000000000007244" calcext:value-type="float">
            <text:p>7.244E-12</text:p>
          </table:table-cell>
          <table:table-cell office:value-type="float" office:value="0.000000000007503" calcext:value-type="float">
            <text:p>7.503E-12</text:p>
          </table:table-cell>
          <table:table-cell office:value-type="float" office:value="0.00000000001176" calcext:value-type="float">
            <text:p>1.176E-11</text:p>
          </table:table-cell>
          <table:table-cell office:value-type="float" office:value="0.00000000001135" calcext:value-type="float">
            <text:p>1.135E-11</text:p>
          </table:table-cell>
          <table:table-cell office:value-type="float" office:value="0.00000000001139" calcext:value-type="float">
            <text:p>1.139E-11</text:p>
          </table:table-cell>
          <table:table-cell office:value-type="float" office:value="0.00000000001067" calcext:value-type="float">
            <text:p>1.067E-11</text:p>
          </table:table-cell>
          <table:table-cell office:value-type="float" office:value="0.000000000007739" calcext:value-type="float">
            <text:p>7.739E-12</text:p>
          </table:table-cell>
          <table:table-cell office:value-type="float" office:value="0.0000000000073" calcext:value-type="float">
            <text:p>7.3E-12</text:p>
          </table:table-cell>
          <table:table-cell office:value-type="float" office:value="0.0000000000114" calcext:value-type="float">
            <text:p>1.14E-11</text:p>
          </table:table-cell>
          <table:table-cell office:value-type="float" office:value="0.00000000001228" calcext:value-type="float">
            <text:p>1.228E-11</text:p>
          </table:table-cell>
          <table:table-cell office:value-type="float" office:value="0.00000000001195" calcext:value-type="float">
            <text:p>1.195E-11</text:p>
          </table:table-cell>
          <table:table-cell office:value-type="float" office:value="0.00000000001091" calcext:value-type="float">
            <text:p>1.091E-11</text:p>
          </table:table-cell>
          <table:table-cell office:value-type="float" office:value="0.00000000000825" calcext:value-type="float">
            <text:p>8.25E-12</text:p>
          </table:table-cell>
          <table:table-cell office:value-type="float" office:value="0.000000000007184" calcext:value-type="float">
            <text:p>7.184E-12</text:p>
          </table:table-cell>
          <table:table-cell office:value-type="float" office:value="-0.00000000000003185" calcext:value-type="float">
            <text:p>-3.185E-14</text:p>
          </table:table-cell>
          <table:table-cell office:value-type="float" office:value="-0.00000000000002226" calcext:value-type="float">
            <text:p>-2.226E-14</text:p>
          </table:table-cell>
          <table:table-cell office:value-type="float" office:value="-0.00000000000001996" calcext:value-type="float">
            <text:p>-1.996E-1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sma test cout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b0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lh_1b0</text:p>
          </table:table-cell>
          <table:table-cell office:value-type="string" calcext:value-type="string">
            <text:p>tplh_10c</text:p>
          </table:table-cell>
          <table:table-cell office:value-type="string" calcext:value-type="string">
            <text:p>tphl_0b0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10c</text:p>
          </table:table-cell>
          <table:table-cell office:value-type="string" calcext:value-type="string">
            <text:p>tphl_1b0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4"/>
        </table:table-row>
        <table:table-row table:style-name="ro1">
          <table:table-cell office:value-type="float" office:value="0.000000000005585" calcext:value-type="float">
            <text:p>5.585E-12</text:p>
          </table:table-cell>
          <table:table-cell office:value-type="float" office:value="0.000000000005562" calcext:value-type="float">
            <text:p>5.562E-12</text:p>
          </table:table-cell>
          <table:table-cell office:value-type="float" office:value="0.000000000005943" calcext:value-type="float">
            <text:p>5.943E-12</text:p>
          </table:table-cell>
          <table:table-cell office:value-type="float" office:value="0.000000000005252" calcext:value-type="float">
            <text:p>5.252E-12</text:p>
          </table:table-cell>
          <table:table-cell office:value-type="float" office:value="0.000000000006015" calcext:value-type="float">
            <text:p>6.015E-12</text:p>
          </table:table-cell>
          <table:table-cell office:value-type="float" office:value="0.000000000004793" calcext:value-type="float">
            <text:p>4.793E-12</text:p>
          </table:table-cell>
          <table:table-cell office:value-type="float" office:value="0.000000000007821" calcext:value-type="float">
            <text:p>7.821E-12</text:p>
          </table:table-cell>
          <table:table-cell office:value-type="float" office:value="0.000000000007351" calcext:value-type="float">
            <text:p>7.351E-12</text:p>
          </table:table-cell>
          <table:table-cell office:value-type="float" office:value="0.000000000007221" calcext:value-type="float">
            <text:p>7.221E-12</text:p>
          </table:table-cell>
          <table:table-cell office:value-type="float" office:value="0.000000000007354" calcext:value-type="float">
            <text:p>7.354E-12</text:p>
          </table:table-cell>
          <table:table-cell office:value-type="float" office:value="-0.00000000000001467" calcext:value-type="float">
            <text:p>-1.467E-14</text:p>
          </table:table-cell>
          <table:table-cell office:value-type="float" office:value="-9.256E-015" calcext:value-type="float">
            <text:p>-9.256E-15</text:p>
          </table:table-cell>
          <table:table-cell office:value-type="float" office:value="-7.891E-015" calcext:value-type="float">
            <text:p>-7.891E-1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.TITLE '*sma test sum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lh_00c</text:p>
          </table:table-cell>
          <table:table-cell office:value-type="string" calcext:value-type="string">
            <text:p>tplh_a11</text:p>
          </table:table-cell>
          <table:table-cell office:value-type="string" calcext:value-type="string">
            <text:p>tplh_0b1</text:p>
          </table:table-cell>
          <table:table-cell office:value-type="string" calcext:value-type="string">
            <text:p>tplh_1b1</text:p>
          </table:table-cell>
          <table:table-cell office:value-type="string" calcext:value-type="string">
            <text:p>tplh_11c</text:p>
          </table:table-cell>
          <table:table-cell office:value-type="string" calcext:value-type="string">
            <text:p>tplh_a01</text:p>
          </table:table-cell>
          <table:table-cell office:value-type="string" calcext:value-type="string">
            <text:p>tphl_0b1</text:p>
          </table:table-cell>
          <table:table-cell office:value-type="string" calcext:value-type="string">
            <text:p>tphl_a11</text:p>
          </table:table-cell>
          <table:table-cell office:value-type="string" calcext:value-type="string">
            <text:p>tphl_a01</text:p>
          </table:table-cell>
          <table:table-cell office:value-type="string" calcext:value-type="string">
            <text:p>tphl_11c</text:p>
          </table:table-cell>
          <table:table-cell office:value-type="string" calcext:value-type="string">
            <text:p>tphl_1b1</text:p>
          </table:table-cell>
          <table:table-cell office:value-type="string" calcext:value-type="string">
            <text:p>tphl_00c</text:p>
          </table:table-cell>
          <table:table-cell office:value-type="string" calcext:value-type="string">
            <text:p>e_in</text:p>
          </table:table-cell>
          <table:table-cell office:value-type="string" calcext:value-type="string">
            <text:p>e_fa</text:p>
          </table:table-cell>
          <table:table-cell office:value-type="string" calcext:value-type="string">
            <text:p>e_out</text:p>
          </table:table-cell>
          <table:table-cell table:number-columns-repeated="12"/>
        </table:table-row>
        <table:table-row table:style-name="ro1">
          <table:table-cell office:value-type="float" office:value="0.000000000005512" calcext:value-type="float">
            <text:p>5.512E-12</text:p>
          </table:table-cell>
          <table:table-cell office:value-type="float" office:value="0.00000000000764" calcext:value-type="float">
            <text:p>7.64E-12</text:p>
          </table:table-cell>
          <table:table-cell office:value-type="float" office:value="0.00000000001101" calcext:value-type="float">
            <text:p>1.101E-11</text:p>
          </table:table-cell>
          <table:table-cell office:value-type="float" office:value="0.000000000007348" calcext:value-type="float">
            <text:p>7.348E-12</text:p>
          </table:table-cell>
          <table:table-cell office:value-type="float" office:value="0.000000000007289" calcext:value-type="float">
            <text:p>7.289E-12</text:p>
          </table:table-cell>
          <table:table-cell office:value-type="float" office:value="0.00000000001307" calcext:value-type="float">
            <text:p>1.307E-11</text:p>
          </table:table-cell>
          <table:table-cell office:value-type="float" office:value="0.000000000009471" calcext:value-type="float">
            <text:p>9.471E-12</text:p>
          </table:table-cell>
          <table:table-cell office:value-type="float" office:value="0.000000000006829" calcext:value-type="float">
            <text:p>6.829E-12</text:p>
          </table:table-cell>
          <table:table-cell office:value-type="float" office:value="0.00000000001013" calcext:value-type="float">
            <text:p>1.013E-11</text:p>
          </table:table-cell>
          <table:table-cell office:value-type="float" office:value="0.000000000004706" calcext:value-type="float">
            <text:p>4.706E-12</text:p>
          </table:table-cell>
          <table:table-cell office:value-type="float" office:value="0.000000000007253" calcext:value-type="float">
            <text:p>7.253E-12</text:p>
          </table:table-cell>
          <table:table-cell office:value-type="float" office:value="0.000000000003879" calcext:value-type="float">
            <text:p>3.879E-12</text:p>
          </table:table-cell>
          <table:table-cell office:value-type="float" office:value="-0.00000000000001501" calcext:value-type="float">
            <text:p>-1.501E-14</text:p>
          </table:table-cell>
          <table:table-cell office:value-type="float" office:value="-9.762E-015" calcext:value-type="float">
            <text:p>-9.762E-15</text:p>
          </table:table-cell>
          <table:table-cell office:value-type="float" office:value="-9.251E-015" calcext:value-type="float">
            <text:p>-9.251E-15</text:p>
          </table:table-cell>
          <table:table-cell table:number-columns-repeated="1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IMULATION TIME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D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M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A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A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X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XA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XA3</text:p>
          </table:table-cell>
          <table:table-cell table:number-columns-repeated="26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7:02:58.808492982</dc:date>
    <meta:editing-duration>PT9M9S</meta:editing-duration>
    <meta:editing-cycles>2</meta:editing-cycles>
    <meta:generator>LibreOffice/6.1.6.3$Linux_X86_64 LibreOffice_project/5896ab1714085361c45cf540f76f60673dd96a72</meta:generator>
    <meta:document-statistic meta:table-count="2" meta:cell-count="478" meta:object-count="0"/>
  </office:meta>
</office:document-meta>
</file>